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202122" fo:font-size="14pt" fo:letter-spacing="normal" fo:font-weight="normal" officeooo:rsid="00055e13" officeooo:paragraph-rsid="0003e61c" style:font-size-asian="14pt" style:font-weight-asian="normal" style:font-size-complex="14pt" style:font-weight-complex="normal"/>
    </style:style>
    <style:style style:name="P2" style:family="paragraph" style:parent-style-name="Standard">
      <style:text-properties fo:font-variant="normal" fo:text-transform="none" fo:color="#202122" fo:font-size="14pt" fo:letter-spacing="normal" fo:font-weight="normal" officeooo:rsid="00083f71" officeooo:paragraph-rsid="0006b416" style:font-size-asian="14pt" style:font-weight-asian="normal" style:font-size-complex="14pt" style:font-weight-complex="normal"/>
    </style:style>
    <style:style style:name="P3" style:family="paragraph" style:parent-style-name="Standard">
      <style:text-properties fo:font-variant="normal" fo:text-transform="none" fo:color="#202122" fo:font-size="14pt" fo:letter-spacing="normal" fo:font-weight="normal" officeooo:rsid="000f8e96" officeooo:paragraph-rsid="0009d149" style:font-size-asian="14pt" style:font-weight-asian="normal" style:font-size-complex="14pt" style:font-weight-complex="normal"/>
    </style:style>
    <style:style style:name="P4" style:family="paragraph" style:parent-style-name="Standard">
      <style:text-properties fo:font-variant="normal" fo:text-transform="none" fo:color="#202122" fo:font-size="14pt" fo:letter-spacing="normal" fo:font-weight="normal" officeooo:rsid="000bb326" officeooo:paragraph-rsid="0009d149" style:font-size-asian="14pt" style:font-weight-asian="normal" style:font-size-complex="14pt" style:font-weight-complex="normal"/>
    </style:style>
    <style:style style:name="P5" style:family="paragraph" style:parent-style-name="Standard">
      <style:text-properties fo:font-variant="normal" fo:text-transform="none" fo:color="#202122" fo:font-size="14pt" fo:letter-spacing="normal" fo:font-weight="normal" officeooo:rsid="00149419" officeooo:paragraph-rsid="00149419" style:font-size-asian="14pt" style:font-weight-asian="normal" style:font-size-complex="14pt" style:font-weight-complex="normal"/>
    </style:style>
    <style:style style:name="P6" style:family="paragraph" style:parent-style-name="Standard">
      <style:text-properties fo:font-variant="normal" fo:text-transform="none" fo:color="#202122" fo:font-size="14pt" fo:letter-spacing="normal" fo:font-weight="normal" officeooo:rsid="00173140" officeooo:paragraph-rsid="001787a9" style:font-size-asian="14pt" style:font-weight-asian="normal" style:font-size-complex="14pt" style:font-weight-complex="normal"/>
    </style:style>
    <style:style style:name="P7" style:family="paragraph" style:parent-style-name="Standard">
      <style:text-properties fo:font-variant="normal" fo:text-transform="none" fo:color="#202122" fo:font-size="14pt" fo:letter-spacing="normal" fo:font-weight="normal" officeooo:rsid="0019dfb9" officeooo:paragraph-rsid="0019dfb9" style:font-size-asian="14pt" style:font-weight-asian="normal" style:font-size-complex="14pt" style:font-weight-complex="normal"/>
    </style:style>
    <style:style style:name="P8" style:family="paragraph" style:parent-style-name="Standard">
      <style:text-properties fo:font-variant="normal" fo:text-transform="none" fo:color="#202122" fo:font-size="14pt" fo:letter-spacing="normal" fo:font-weight="normal" officeooo:rsid="001bfe1d" officeooo:paragraph-rsid="001bfe1d" style:font-size-asian="14pt" style:font-weight-asian="normal" style:font-size-complex="14pt" style:font-weight-complex="normal"/>
    </style:style>
    <style:style style:name="P9" style:family="paragraph" style:parent-style-name="Standard">
      <style:text-properties fo:font-size="14pt" officeooo:paragraph-rsid="0003e61c" style:font-size-asian="14pt" style:font-size-complex="14pt"/>
    </style:style>
    <style:style style:name="P10" style:family="paragraph" style:parent-style-name="Standard">
      <style:text-properties fo:font-size="14pt" officeooo:rsid="0006b416" officeooo:paragraph-rsid="0006b416" style:font-size-asian="14pt" style:font-size-complex="14pt"/>
    </style:style>
    <style:style style:name="P11" style:family="paragraph" style:parent-style-name="Standard">
      <style:text-properties fo:font-size="14pt" officeooo:rsid="0009d149" officeooo:paragraph-rsid="0014dce6" style:font-size-asian="14pt" style:font-size-complex="14pt"/>
    </style:style>
    <style:style style:name="P12" style:family="paragraph" style:parent-style-name="Standard">
      <style:text-properties fo:font-size="14pt" officeooo:rsid="000f8e96" officeooo:paragraph-rsid="0012f21f" style:font-size-asian="14pt" style:font-size-complex="14pt"/>
    </style:style>
    <style:style style:name="P13" style:family="paragraph" style:parent-style-name="Standard">
      <style:text-properties fo:font-size="14pt" officeooo:paragraph-rsid="0019dfb9" style:font-size-asian="14pt" style:font-size-complex="14pt"/>
    </style:style>
    <style:style style:name="P14" style:family="paragraph" style:parent-style-name="Standard">
      <style:text-properties fo:font-size="14pt" officeooo:rsid="001bfe1d" officeooo:paragraph-rsid="001bfe1d" style:font-size-asian="14pt" style:font-size-complex="14pt"/>
    </style:style>
    <style:style style:name="P15" style:family="paragraph" style:parent-style-name="Standard">
      <style:text-properties fo:font-size="14pt" officeooo:rsid="001b242c" officeooo:paragraph-rsid="001fe160" style:font-size-asian="14pt" style:font-size-complex="14pt"/>
    </style:style>
    <style:style style:name="P16" style:family="paragraph" style:parent-style-name="Standard">
      <style:paragraph-properties fo:text-align="center" style:justify-single-word="false"/>
      <style:text-properties fo:font-size="14pt" officeooo:paragraph-rsid="0003e61c" style:font-size-asian="14pt" style:font-size-complex="14pt"/>
    </style:style>
    <style:style style:name="P17" style:family="paragraph" style:parent-style-name="Text_20_body">
      <style:text-properties fo:font-size="14pt" style:font-size-asian="14pt" style:font-size-complex="14pt"/>
    </style:style>
    <style:style style:name="T1" style:family="text">
      <style:text-properties fo:font-variant="normal" fo:text-transform="none" fo:color="#202122" fo:letter-spacing="normal" fo:font-weight="bold" style:font-weight-asian="bold" style:font-weight-complex="bold"/>
    </style:style>
    <style:style style:name="T2" style:family="text">
      <style:text-properties fo:font-variant="normal" fo:text-transform="none" fo:color="#202122" fo:letter-spacing="normal" fo:font-weight="bold" officeooo:rsid="0003e61c" style:font-weight-asian="bold" style:font-weight-complex="bold"/>
    </style:style>
    <style:style style:name="T3" style:family="text">
      <style:text-properties fo:font-variant="normal" fo:text-transform="none" fo:color="#202122" fo:letter-spacing="normal" fo:font-weight="bold" officeooo:rsid="0006b416" style:font-weight-asian="bold" style:font-weight-complex="bold"/>
    </style:style>
    <style:style style:name="T4" style:family="text">
      <style:text-properties fo:font-variant="normal" fo:text-transform="none" fo:color="#202122" fo:letter-spacing="normal" fo:font-weight="bold" officeooo:rsid="0019dfb9" style:font-weight-asian="bold" style:font-weight-complex="bold"/>
    </style:style>
    <style:style style:name="T5" style:family="text">
      <style:text-properties fo:font-variant="normal" fo:text-transform="none" fo:color="#202122" fo:letter-spacing="normal" fo:font-weight="normal" style:font-weight-asian="normal" style:font-weight-complex="normal"/>
    </style:style>
    <style:style style:name="T6" style:family="text">
      <style:text-properties fo:font-variant="normal" fo:text-transform="none" fo:color="#202122" fo:letter-spacing="normal" fo:font-weight="normal" officeooo:rsid="0003e61c" style:font-weight-asian="normal" style:font-weight-complex="normal"/>
    </style:style>
    <style:style style:name="T7" style:family="text">
      <style:text-properties fo:font-variant="normal" fo:text-transform="none" fo:color="#202122" fo:letter-spacing="normal" fo:font-weight="normal" officeooo:rsid="00055e13" style:font-weight-asian="normal" style:font-weight-complex="normal"/>
    </style:style>
    <style:style style:name="T8" style:family="text">
      <style:text-properties fo:font-variant="normal" fo:text-transform="none" fo:color="#202122" fo:letter-spacing="normal" fo:font-weight="normal" officeooo:rsid="0006b416" style:font-weight-asian="normal" style:font-weight-complex="normal"/>
    </style:style>
    <style:style style:name="T9" style:family="text">
      <style:text-properties fo:font-variant="normal" fo:text-transform="none" fo:color="#202122" fo:letter-spacing="normal" fo:font-weight="normal" officeooo:rsid="00083f71" style:font-weight-asian="normal" style:font-weight-complex="normal"/>
    </style:style>
    <style:style style:name="T10" style:family="text">
      <style:text-properties fo:font-variant="normal" fo:text-transform="none" fo:color="#202122" fo:letter-spacing="normal" fo:font-weight="normal" officeooo:rsid="000bb326" style:font-weight-asian="normal" style:font-weight-complex="normal"/>
    </style:style>
    <style:style style:name="T11" style:family="text">
      <style:text-properties fo:font-variant="normal" fo:text-transform="none" fo:color="#202122" fo:letter-spacing="normal" fo:font-weight="normal" officeooo:rsid="000c9630" style:font-weight-asian="normal" style:font-weight-complex="normal"/>
    </style:style>
    <style:style style:name="T12" style:family="text">
      <style:text-properties fo:font-variant="normal" fo:text-transform="none" fo:color="#202122" fo:letter-spacing="normal" fo:font-weight="normal" officeooo:rsid="000ca72a" style:font-weight-asian="normal" style:font-weight-complex="normal"/>
    </style:style>
    <style:style style:name="T13" style:family="text">
      <style:text-properties fo:font-variant="normal" fo:text-transform="none" fo:color="#202122" fo:letter-spacing="normal" fo:font-weight="normal" officeooo:rsid="0011567c" style:font-weight-asian="normal" style:font-weight-complex="normal"/>
    </style:style>
    <style:style style:name="T14" style:family="text">
      <style:text-properties fo:font-variant="normal" fo:text-transform="none" fo:color="#202122" fo:letter-spacing="normal" fo:font-weight="normal" officeooo:rsid="0012f21f" style:font-weight-asian="normal" style:font-weight-complex="normal"/>
    </style:style>
    <style:style style:name="T15" style:family="text">
      <style:text-properties fo:font-variant="normal" fo:text-transform="none" fo:color="#202122" fo:letter-spacing="normal" fo:font-weight="normal" officeooo:rsid="00149419" style:font-weight-asian="normal" style:font-weight-complex="normal"/>
    </style:style>
    <style:style style:name="T16" style:family="text">
      <style:text-properties fo:font-variant="normal" fo:text-transform="none" fo:color="#202122" fo:letter-spacing="normal" fo:font-weight="normal" officeooo:rsid="0014dce6" style:font-weight-asian="normal" style:font-weight-complex="normal"/>
    </style:style>
    <style:style style:name="T17" style:family="text">
      <style:text-properties fo:font-variant="normal" fo:text-transform="none" fo:color="#202122" fo:letter-spacing="normal" fo:font-weight="normal" officeooo:rsid="0019dfb9" style:font-weight-asian="normal" style:font-weight-complex="normal"/>
    </style:style>
    <style:style style:name="T18" style:family="text">
      <style:text-properties fo:font-variant="normal" fo:text-transform="none" fo:color="#202122" fo:letter-spacing="normal" fo:font-weight="normal" officeooo:rsid="001a52a0" style:font-weight-asian="normal" style:font-weight-complex="normal"/>
    </style:style>
    <style:style style:name="T19" style:family="text">
      <style:text-properties fo:font-variant="normal" fo:text-transform="none" fo:color="#202122" fo:letter-spacing="normal" fo:font-weight="normal" officeooo:rsid="001b8cb2" style:font-weight-asian="normal" style:font-weight-complex="normal"/>
    </style:style>
    <style:style style:name="T20" style:family="text">
      <style:text-properties fo:font-variant="normal" fo:text-transform="none" fo:color="#202122" fo:letter-spacing="normal" fo:font-weight="normal" officeooo:rsid="001d4d1b" style:font-weight-asian="normal" style:font-weight-complex="normal"/>
    </style:style>
    <style:style style:name="T21" style:family="text">
      <style:text-properties fo:font-variant="normal" fo:text-transform="none" fo:color="#202122" fo:letter-spacing="normal" fo:font-weight="normal" officeooo:rsid="001e6523" style:font-weight-asian="normal" style:font-weight-complex="normal"/>
    </style:style>
    <style:style style:name="T22" style:family="text">
      <style:text-properties fo:font-variant="normal" fo:text-transform="none" fo:color="#202122" fo:letter-spacing="normal" fo:font-weight="normal" officeooo:rsid="001fe160" style:font-weight-asian="normal" style:font-weight-complex="normal"/>
    </style:style>
    <style:style style:name="T23" style:family="text">
      <style:text-properties fo:font-variant="normal" fo:text-transform="none" fo:color="#ce181e" fo:letter-spacing="normal" fo:font-weight="normal" style:font-weight-asian="normal" style:font-weight-complex="normal"/>
    </style:style>
    <style:style style:name="T24" style:family="text">
      <style:text-properties fo:font-variant="normal" fo:text-transform="none" fo:color="#ce181e" fo:letter-spacing="normal" fo:font-weight="normal" officeooo:rsid="00055e13" style:font-weight-asian="normal" style:font-weight-complex="normal"/>
    </style:style>
    <style:style style:name="T25" style:family="text">
      <style:text-properties fo:font-variant="normal" fo:text-transform="none" fo:color="#ce181e" fo:letter-spacing="normal" fo:font-weight="normal" officeooo:rsid="00083f71" style:font-weight-asian="normal" style:font-weight-complex="normal"/>
    </style:style>
    <style:style style:name="T26" style:family="text">
      <style:text-properties fo:font-variant="normal" fo:text-transform="none" fo:color="#ce181e" fo:letter-spacing="normal" fo:font-weight="normal" officeooo:rsid="0019dfb9" style:font-weight-asian="normal" style:font-weight-complex="normal"/>
    </style:style>
    <style:style style:name="T27" style:family="text">
      <style:text-properties fo:font-variant="normal" fo:text-transform="none" fo:color="#ce181e" fo:letter-spacing="normal" fo:font-weight="normal" officeooo:rsid="001d4d1b" style:font-weight-asian="normal" style:font-weight-complex="normal"/>
    </style:style>
    <style:style style:name="T28" style:family="text">
      <style:text-properties fo:font-variant="normal" fo:text-transform="none" fo:color="#ce181e" fo:letter-spacing="normal" fo:font-weight="bold" style:font-weight-asian="bold" style:font-weight-complex="bold"/>
    </style:style>
    <style:style style:name="T29" style:family="text">
      <style:text-properties fo:font-variant="normal" fo:text-transform="none" fo:color="#ce181e" fo:letter-spacing="normal" fo:font-weight="bold" officeooo:rsid="00055e13" style:font-weight-asian="bold" style:font-weight-complex="bold"/>
    </style:style>
    <style:style style:name="T30" style:family="text">
      <style:text-properties fo:font-variant="normal" fo:text-transform="none" fo:color="#ce181e" fo:letter-spacing="normal" fo:font-weight="bold" officeooo:rsid="00083f71" style:font-weight-asian="bold" style:font-weight-complex="bold"/>
    </style:style>
    <style:style style:name="T31" style:family="text">
      <style:text-properties fo:font-variant="normal" fo:text-transform="none" fo:color="#ce181e" fo:letter-spacing="normal" fo:font-weight="bold" officeooo:rsid="0019dfb9" style:font-weight-asian="bold" style:font-weight-complex="bold"/>
    </style:style>
    <style:style style:name="T32" style:family="text">
      <style:text-properties fo:font-variant="normal" fo:text-transform="none" fo:color="#ce181e" fo:letter-spacing="normal" fo:font-weight="bold" officeooo:rsid="001d4d1b" style:font-weight-asian="bold" style:font-weight-complex="bold"/>
    </style:style>
    <style:style style:name="T33" style:family="text">
      <style:text-properties officeooo:rsid="0006b416"/>
    </style:style>
    <style:style style:name="T34" style:family="text">
      <style:text-properties officeooo:rsid="001787a9"/>
    </style:style>
    <style:style style:name="T35" style:family="text">
      <style:text-properties fo:color="#ce181e"/>
    </style:style>
    <style:style style:name="T36" style:family="text">
      <style:text-properties fo:color="#ce181e" officeooo:rsid="0006b416"/>
    </style:style>
    <style:style style:name="T37" style:family="text">
      <style:text-properties fo:color="#ce181e" fo:font-weight="bold" style:font-weight-asian="bold" style:font-weight-complex="bold"/>
    </style:style>
    <style:style style:name="T38" style:family="text">
      <style:text-properties fo:color="#ce181e" fo:font-weight="bold" officeooo:rsid="0006b416" style:font-weight-asian="bold" style:font-weight-complex="bold"/>
    </style:style>
    <style:style style:name="T39" style:family="text">
      <style:text-properties fo:color="#ce181e" fo:font-weight="bold" officeooo:rsid="0022a01e" style:font-weight-asian="bold" style:font-weight-complex="bold"/>
    </style:style>
    <style:style style:name="T40"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9">PRINCIPAIS TIPOS DE CLARINETE</text:span></text:p>
      <text:p text:style-name="P16"><text:span text:style-name="T39"/></text:p>
      <text:p text:style-name="P9"><text:span text:style-name="T38">Clarinete Piccolo</text:span><text:span text:style-name="T33"> - O clarinete afinado em A</text:span><text:span text:style-name="T1">♭</text:span><text:span text:style-name="T2"> , </text:span><text:span text:style-name="T6">também conhecido como clarinete piccolo (ou ainda, </text:span><text:span text:style-name="T7">não tão comumente, como </text:span><text:span text:style-name="T6">clarinete de flautim), é o menor instrumento e o mais agudo da família dos clarinetes. É um instrumento raro, possuindo apenas três fabricantes em todo o mundo. </text:span><text:span text:style-name="T7">Apesar </text:span><text:span text:style-name="T8">de ser menos popular e muito mais raro de ser encontrado, se comparado ao restante de sua família</text:span><text:span text:style-name="T7">, não é tão incomum serem encontrados trechos de músicas clássicas em que o </text:span><text:span text:style-name="T8">clarinete piccolo aparece</text:span><text:span text:style-name="T7">.</text:span></text:p>
      <text:p text:style-name="P1"/>
      <text:p text:style-name="P10"><text:span text:style-name="T29">C</text:span><text:span text:style-name="T28">larinete Sopranino</text:span><text:span text:style-name="T5"> – O clarinete sopranino, normalmente afinado em E</text:span><text:span text:style-name="T1">♭ </text:span><text:span text:style-name="T5">(já foi comum serem afinados em D</text:span><text:span text:style-name="T1">♭</text:span><text:span text:style-name="T5">, atualmente a maioria dos sopraninos são afinados em E</text:span><text:span text:style-name="T1">♭</text:span><text:span text:style-name="T5">), </text:span><text:span text:style-name="T9">é menor e mais agudo que o clarinete soprano (o modelo mais comum encontrado). O clarinete sopranino é utilizado, na maioria das vezes, em orquestras ou bandas formadas exclusivamente por clarinetes e desempenha um papel importante, alternando solos com o clarinete soprano em melodias que seriam complicadas para seu irmão mais popular.</text:span></text:p>
      <text:p text:style-name="P2"/>
      <text:p text:style-name="P11"><text:span text:style-name="T30">C</text:span><text:span text:style-name="T28">larinete Soprano</text:span><text:span text:style-name="T5"> – É o tipo de clarinete mais popular (geralmente afinado em B</text:span><text:span text:style-name="T3">♭, </text:span><text:span text:style-name="T5">mas também possui suas versões </text:span><text:span text:style-name="T10">mais raras </text:span><text:span text:style-name="T11">em que são </text:span><text:span text:style-name="T10">afinados</text:span><text:span text:style-name="T5"> em </text:span><text:span text:style-name="T16">A</text:span><text:span text:style-name="T5"> </text:span><text:span text:style-name="T11">ou </text:span><text:span text:style-name="T5">em </text:span><text:span text:style-name="T16">C</text:span><text:span text:style-name="T10">)</text:span><text:span text:style-name="T5">. </text:span><text:span text:style-name="T10">O clarinete soprano está presente em todas orquestras e bandas de grande porte. <text:s/></text:span><text:span text:style-name="T12">Devido sua</text:span><text:span text:style-name="T10"> agilidade extraordinária com </text:span><text:span text:style-name="T12">várias</text:span><text:span text:style-name="T10"> teclas, o timbre e floreio característico </text:span><text:span text:style-name="T12">e ainda o fato de ser o instrumento de sopro com maior extensão de notas,</text:span><text:span text:style-name="T10"> o clarinete </text:span><text:span text:style-name="T12">soprano é um instrumento muito versátil</text:span><text:span text:style-name="T10"> desempenh</text:span><text:span text:style-name="T12">a</text:span><text:span text:style-name="T10"> importantes papéis em arranjos dos mais diversos compositores, desde solos até passagens que seriam praticamente impossíveis de serem executadas na </text:span><text:span text:style-name="T11">grande </text:span><text:span text:style-name="T10">maioria dos instrumentos de sopro.</text:span></text:p>
      <text:p text:style-name="P3"/>
      <text:p text:style-name="P12"><text:span text:style-name="T28">Clarinete Alto</text:span><text:span text:style-name="T5"> – </text:span><text:span text:style-name="T13">O clarinete alto, afinado geralmente em E</text:span><text:span text:style-name="T8">♭ </text:span><text:span text:style-name="T13">(com algumas raras versões em F), </text:span><text:span text:style-name="T14">é</text:span><text:span text:style-name="T13"> considerado como um intermediário entre os clarinetes agudos e os clarinetes graves. </text:span><text:span text:style-name="T14">O que se pode notar</text:span><text:span text:style-name="T13"> no clarinete alto </text:span><text:span text:style-name="T14">de novidade quando comparados</text:span><text:span text:style-name="T13"> aos instrumentos mais agudos </text:span><text:span text:style-name="T14">da família </text:span><text:span text:style-name="T13">é a</text:span><text:span text:style-name="T14"> curvatura na extensão do seu corpo que faz com que a campânula fique voltada para cima, ao invés de ser voltada para baixo como nos instrumentos retos.</text:span><text:span text:style-name="T13"> </text:span></text:p>
      <text:p text:style-name="P4"/>
      <text:p text:style-name="P5"><text:span text:style-name="T37">Clarinete Baixo</text:span> – O clarinete baixo, geralmente afinado em B<text:span text:style-name="T33">♭ </text:span>(com raras versões em A e C)<text:span text:style-name="T33">, <text:s/>tem suas notas dispostas exatamente uma oitava abaixo do clarinete soprano. Assim como o clarinete alto e os demais instrumentos graves da família, o clarinete baixo possui uma curvatura na extensão do seu corpo, mas além dessa também possui uma curvatura logo no início (que também pode ser encontrada nos instrumentos mais graves da família), fazendo com que sua aparência se assemelhe bastante a um Saxofone Tenor. O clarinete baixo é comum de ser encontrado em bandas e orquestras, e principalmente, desempenha um papel de solista em várias melodias da música contemporânea (particularmente no jazz).</text:span></text:p>
      <text:p text:style-name="P5"><text:soft-page-break/></text:p>
      <text:p text:style-name="P6"><text:span text:style-name="T37">Clarinete Contra-Alto</text:span> – O clarinete contra-alto recebe esse nome não <text:span text:style-name="T34">referenciando um vocal contralto, mas sim indicando que ele contrasta com o clarinete alto, pois suas notas estão posicionadas uma oitava abaixo do clarinete alto, sendo assim também afinado em E♭ (com algumas raras versões em F). O clarinete contra-alto apesar de também ser utilizado ocasionalmente no jazz, não é uma figura tão importante quanto o clarinete baixo, sendo portanto utilizado principalmente em bandas de concerto e grupos de clarinete.</text:span></text:p>
      <text:p text:style-name="P6"/>
      <text:p text:style-name="P13"><text:span text:style-name="T31">Clarinete Contrabaixo</text:span><text:span text:style-name="T17"> – O clarinete contrabaixo, <text:s/></text:span><text:span text:style-name="T18">é o segundo instrumento mais grave da família dos clarinetes e </text:span><text:span text:style-name="T17">leva esse nome por contrastar com o clarinete baixo, pois suas notas são posicionadas uma oitava abaixo do clarinete baixo, e </text:span><text:span text:style-name="T18">consequentemente</text:span><text:span text:style-name="T17"> duas oitavas abaixo clarinete soprano, sendo assim também afinado em </text:span><text:span text:style-name="T15">B♭, </text:span><text:span text:style-name="T17">com raros casos em C e citações de um possível instrumento em A (embora </text:span><text:span text:style-name="T18">sem </text:span><text:span text:style-name="T17">evidências </text:span><text:span text:style-name="T18">se</text:span><text:span text:style-name="T17"> existe de fato). O clarinete contrabaixo às vezes também é conhecido pelo nome clarinete pedal , este termo se refere não a qualquer aspecto do mecanismo do instrumento, mas para uma analogia entre seus tons muito baixos e a divisão pedal do órgão. </text:span><text:span text:style-name="T21">Em termos de utilização, o clarinete contrabaixo é o instrumento mais grave da família que é realmente utilizado em bandas e orquestras, apesar de existirem os clarinetes octo-contra-alto e octo-contrabaixo.</text:span></text:p>
      <text:p text:style-name="P7"/>
      <text:p text:style-name="P14"><text:span text:style-name="T31">C</text:span><text:span text:style-name="T28">larinete octo-contra-alto</text:span><text:span text:style-name="T5"> – O clarinete </text:span><text:span text:style-name="T20">sub </text:span><text:span text:style-name="T5">contra-alto, </text:span><text:span text:style-name="T21">também definido como clarinete octo-contra-alto,</text:span><text:span text:style-name="T5"> é o segundo maior instrumento da família dos clarinetes e recebe esse nome por suas notas estarem posicionadas uma oitava abaixo do clarinete contra-alto, </text:span><text:span text:style-name="T21">sendo assim</text:span><text:span text:style-name="T5"> também afinado em E</text:span><text:span text:style-name="T15">♭</text:span><text:span text:style-name="T5">. </text:span><text:span text:style-name="T20">O</text:span><text:span text:style-name="T5"> clarinete octo-contra-alto, </text:span><text:span text:style-name="T22">assim como o clarinete octo-contrabaixo</text:span><text:span text:style-name="T5"> foi </text:span><text:span text:style-name="T20">desenvolvido apenas com base experimental, </text:span><text:span text:style-name="T22">existindo assim</text:span><text:span text:style-name="T20"> um ú</text:span><text:span text:style-name="T21">nico</text:span><text:span text:style-name="T20"> instrumento d</text:span><text:span text:style-name="T22">e cada </text:span><text:span text:style-name="T20">tipo no mundo inteiro, que fica</text:span><text:span text:style-name="T22">m</text:span><text:span text:style-name="T20"> em exposição no museu La Couture-Boussey, localizado na França.</text:span><text:span text:style-name="T5"> </text:span></text:p>
      <text:p text:style-name="P8"/>
      <text:p text:style-name="P15"><text:span text:style-name="T31">C</text:span><text:span text:style-name="T28">larinete </text:span><text:span text:style-name="T32">octo-contrabaixo</text:span><text:span text:style-name="T5"> – O clarinete </text:span><text:span text:style-name="T20">subcontrabaixo</text:span><text:span text:style-name="T5">, </text:span><text:span text:style-name="T19">também conhecido como clarinete </text:span><text:span text:style-name="T20">octo-contrabaixo </text:span><text:span text:style-name="T19">(por ser uma oitava abaixo do clarinete contrabaixo), é o maior e mais grave instrumento da família dos clarinetes, com notas localizadas 3 oitavas abaixo do instrumento mais comum da família (clarinete soprano), então obviamente </text:span><text:span text:style-name="T20">o instrumento </text:span><text:span text:style-name="T21">também </text:span><text:span text:style-name="T19">é </text:span><text:span text:style-name="T20">afinado em B</text:span><text:span text:style-name="T15">♭</text:span><text:span text:style-name="T19">. </text:span><text:span text:style-name="T20">Assim como o clarinete octo-contralto, </text:span><text:span text:style-name="T22">o clarinete octo-contrabaixo também foi desenvolvido apenas com base experimental, existindo um único instrumento de cada um dos tipos no mundo, ambos localizados no mesmo museu (</text:span><text:span text:style-name="T20">La Couture-Boussey, localizado na França</text:span><text:span text:style-name="T22">). <text:s/></text:span></text:p>
      <text:p text:style-name="P7"/>
      <text:p text:style-name="P1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10:57:58.860260787</meta:creation-date>
    <meta:editing-duration>PT57S</meta:editing-duration>
    <meta:editing-cycles>3</meta:editing-cycles>
    <meta:generator>LibreOffice/6.0.7.3$Linux_X86_64 LibreOffice_project/00m0$Build-3</meta:generator>
    <dc:date>2020-06-11T22:51:45.964411445</dc:date>
    <meta:document-statistic meta:table-count="0" meta:image-count="0" meta:object-count="0" meta:page-count="2" meta:paragraph-count="11" meta:word-count="836" meta:character-count="5405" meta:non-whitespace-character-count="4563"/>
  </office:meta>
</office:document-meta>
</file>